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2" office:value-type="string" calcext:value-type="string">
            <text:p>ENBA</text:p>
          </table:table-cell>
          <table:table-cell table:style-name="ce6" office:value-type="string" calcext:value-type="string">
            <text:p><text:a xlink:href="https://en.wikipedia.org/wiki/Barentsburg" xlink:type="simple">Barentsburg</text:a></text:p>
          </table:table-cell>
          <table:table-cell table:style-name="ce6" office:value-type="string" calcext:value-type="string">
            <text:p><text:a xlink:href="https://en.wikipedia.org/wiki/Svalbard" xlink:type="simple">Svalbar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2"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2"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2" office:value-type="string" calcext:value-type="string">
            <text:p>ENDB</text:p>
          </table:table-cell>
          <table:table-cell table:style-name="ce6" office:value-type="string" calcext:value-type="string">
            <text:p><text:a xlink:href="https://en.wikipedia.org/wiki/Dovre" xlink:type="simple">Dovre</text:a></text:p>
          </table:table-cell>
          <table:table-cell table:style-name="ce6" office:value-type="string" calcext:value-type="string">
            <text:p><text:a xlink:href="https://en.wikipedia.org/wiki/Oppland" xlink:type="simple">Opp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Norsk_Luftambulanse" xlink:type="simple">Norsk Luftambulanse</text:a></text:p>
          </table:table-cell>
          <table:table-cell office:value-type="string" calcext:value-type="string">
            <text:p>Dombås helikopterplass, Brunshag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2" office:value-type="string" calcext:value-type="string">
            <text:p>ENEL</text:p>
          </table:table-cell>
          <table:table-cell table:style-name="ce6" office:value-type="string" calcext:value-type="string">
            <text:p><text:a xlink:href="https://en.wikipedia.org/wiki/Elverum" xlink:type="simple">Elverum</text:a></text:p>
          </table:table-cell>
          <table:table-cell table:style-name="ce6" office:value-type="string" calcext:value-type="string">
            <text:p><text:a xlink:href="https://en.wikipedia.org/wiki/Hedmark" xlink:type="simple">Hedmark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2" office:value-type="string" calcext:value-type="string">
            <text:p>ENFD</text:p>
          </table:table-cell>
          <table:table-cell table:style-name="ce6" office:value-type="string" calcext:value-type="string">
            <text:p><text:a xlink:href="https://en.wikipedia.org/wiki/Førde" xlink:type="simple">Førde</text:a></text:p>
          </table:table-cell>
          <table:table-cell table:style-name="ce6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Førde_Hospital_Trust" xlink:type="simple">Førde Hospital Trust</text:a></text:p>
          </table:table-cell>
          <table:table-cell office:value-type="string" calcext:value-type="string">
            <text:p>Førde helikopterplass, sju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Harstad Airport, Stangnes South</text:p>
          </table:table-cell>
          <table:table-cell table:style-name="ce22" office:value-type="string" calcext:value-type="string">
            <text:p>ENHR</text:p>
          </table:table-cell>
          <table:table-cell table:style-name="ce6" office:value-type="string" calcext:value-type="string">
            <text:p><text:a xlink:href="https://en.wikipedia.org/wiki/Harstad" xlink:type="simple">Harstad</text:a></text:p>
          </table:table-cell>
          <table:table-cell table:style-name="ce6" office:value-type="string" calcext:value-type="string">
            <text:p><text:a xlink:href="https://en.wikipedia.org/wiki/Troms" xlink:type="simple">Troms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Heli-Team</text:p>
          </table:table-cell>
          <table:table-cell office:value-type="string" calcext:value-type="string">
            <text:p>Harstad helikopterplass, Stangnes sy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2" office:value-type="string" calcext:value-type="string">
            <text:p>ENHX</text:p>
          </table:table-cell>
          <table:table-cell table:style-name="ce6" office:value-type="string" calcext:value-type="string">
            <text:p><text:a xlink:href="https://en.wikipedia.org/wiki/Haugesund" xlink:type="simple">Haugesund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Fonna_Hospital_Trust" xlink:type="simple">Fonna Hospital Trust</text:a></text:p>
          </table:table-cell>
          <table:table-cell office:value-type="string" calcext:value-type="string">
            <text:p>Haugesund helikopterplass, Hauges. sjukehus HF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2" office:value-type="string" calcext:value-type="string">
            <text:p>ENRX</text:p>
          </table:table-cell>
          <table:table-cell table:style-name="ce6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6" office:value-type="string" calcext:value-type="string">
            <text:p><text:a xlink:href="https://en.wikipedia.org/wiki/Buskerud" xlink:type="simple">Buskeru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Hønefoss helikopterplass, sykehuse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2" office:value-type="string" calcext:value-type="string">
            <text:p>ENIS</text:p>
          </table:table-cell>
          <table:table-cell table:style-name="ce6" office:value-type="string" calcext:value-type="string">
            <text:p><text:a xlink:href="https://en.wikipedia.org/wiki/Isfjord_Radio" xlink:type="simple">Isfjord Radio</text:a></text:p>
          </table:table-cell>
          <table:table-cell table:style-name="ce6" office:value-type="string" calcext:value-type="string">
            <text:p><text:a xlink:href="https://en.wikipedia.org/wiki/Svalbard" xlink:type="simple">Svalbar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2"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table:style-name="ce6" office:value-type="string" calcext:value-type="string">
            <text:p><text:a xlink:href="https://en.wikipedia.org/wiki/Vest-Agder" xlink:type="simple">Vest-Agder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2" office:value-type="string" calcext:value-type="string">
            <text:p>ENKS</text:p>
          </table:table-cell>
          <table:table-cell table:style-name="ce6" office:value-type="string" calcext:value-type="string">
            <text:p><text:a xlink:href="https://en.wikipedia.org/wiki/Kristiansund" xlink:type="simple">Kristiansund</text:a></text:p>
          </table:table-cell>
          <table:table-cell table:style-name="ce6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Kristiansund helikopterplass, sy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Levanger helikopterplass, sykehuse</text:p>
          </table:table-cell>
          <table:table-cell table:style-name="ce22" office:value-type="string" calcext:value-type="string">
            <text:p>ENYY</text:p>
          </table:table-cell>
          <table:table-cell table:style-name="ce7"/>
          <table:table-cell table:style-name="ce6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2" office:value-type="string" calcext:value-type="string">
            <text:p>ENLH</text:p>
          </table:table-cell>
          <table:table-cell table:style-name="ce6" office:value-type="string" calcext:value-type="string">
            <text:p><text:a xlink:href="https://en.wikipedia.org/wiki/Lillehammer" xlink:type="simple">Lillehammer</text:a></text:p>
          </table:table-cell>
          <table:table-cell table:style-name="ce6" office:value-type="string" calcext:value-type="string">
            <text:p><text:a xlink:href="https://en.wikipedia.org/wiki/Oppland" xlink:type="simple">Opp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Innlandet_Hospital_Trust" xlink:type="simple">Innlandet Hospital Trust</text:a></text:p>
          </table:table-cell>
          <table:table-cell office:value-type="string" calcext:value-type="string">
            <text:p>Lillehammer helikopterplass, Sykehuset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2" office:value-type="string" calcext:value-type="string">
            <text:p>ENMP</text:p>
          </table:table-cell>
          <table:table-cell table:style-name="ce6" office:value-type="string" calcext:value-type="string">
            <text:p><text:a xlink:href="https://en.wikipedia.org/wiki/Molde" xlink:type="simple">Molde</text:a></text:p>
          </table:table-cell>
          <table:table-cell table:style-name="ce6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Molde helikopterplass, sykehus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rvik Heliport, Djupvik</text:p>
          </table:table-cell>
          <table:table-cell table:style-name="ce22" office:value-type="string" calcext:value-type="string">
            <text:p>ENND</text:p>
          </table:table-cell>
          <table:table-cell table:style-name="ce6" office:value-type="string" calcext:value-type="string">
            <text:p><text:a xlink:href="https://en.wikipedia.org/wiki/Narvik" xlink:type="simple">Narvik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trans" xlink:type="simple">Helitrans</text:a></text:p>
          </table:table-cell>
          <table:table-cell office:value-type="string" calcext:value-type="string">
            <text:p>Narvik helikopterplass, Djupvi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2" office:value-type="string" calcext:value-type="string">
            <text:p>ENNH</text:p>
          </table:table-cell>
          <table:table-cell table:style-name="ce6" office:value-type="string" calcext:value-type="string">
            <text:p><text:a xlink:href="https://en.wikipedia.org/wiki/Namsos" xlink:type="simple">Namsos</text:a></text:p>
          </table:table-cell>
          <table:table-cell table:style-name="ce6" office:value-type="string" calcext:value-type="string">
            <text:p><text:a xlink:href="https://en.wikipedia.org/wiki/Nord-Trøndelag" xlink:type="simple">Nord-Trøndelag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office:value-type="string" calcext:value-type="string">
            <text:p>Namsos helikopterplass, sy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ordlandssykehuset Bodø</text:p>
          </table:table-cell>
          <table:table-cell table:style-name="ce20"/>
          <table:table-cell table:style-name="ce10"/>
          <table:table-cell table:style-name="ce12"/>
          <table:table-cell table:style-name="ce20"/>
          <table:table-cell table:style-name="ce12"/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2"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2" office:value-type="string" calcext:value-type="string">
            <text:p>ENU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Ullevå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arpsborg helikopterplass, sykehuset</text:p>
          </table:table-cell>
          <table:table-cell table:style-name="ce22" office:value-type="string" calcext:value-type="string">
            <text:p>ENSP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2" office:value-type="string" calcext:value-type="string">
            <text:p>ENTE</text:p>
          </table:table-cell>
          <table:table-cell table:style-name="ce6" office:value-type="string" calcext:value-type="string">
            <text:p><text:a xlink:href="https://en.wikipedia.org/wiki/Skien" xlink:type="simple">Skien</text:a></text:p>
          </table:table-cell>
          <table:table-cell table:style-name="ce6" office:value-type="string" calcext:value-type="string">
            <text:p><text:a xlink:href="https://en.wikipedia.org/wiki/Telemark" xlink:type="simple">Telemark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Telemark_Hospital_Trust" xlink:type="simple">Telemark Hospital Trust</text:a></text:p>
          </table:table-cell>
          <table:table-cell office:value-type="string" calcext:value-type="string">
            <text:p>Skien helikopterplass, sykehu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Stokmarknes helikopterplass, Nordlandssykehuset </text:p>
          </table:table-cell>
          <table:table-cell table:style-name="ce22" office:value-type="string" calcext:value-type="string">
            <text:p>ENSK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ryn Heliport, Langeset</text:p>
          </table:table-cell>
          <table:table-cell table:style-name="ce22" office:value-type="string" calcext:value-type="string">
            <text:p>ENLG</text:p>
          </table:table-cell>
          <table:table-cell table:style-name="ce6" office:value-type="string" calcext:value-type="string">
            <text:p><text:a xlink:href="https://en.wikipedia.org/wiki/Stryn" xlink:type="simple">Stryn</text:a></text:p>
          </table:table-cell>
          <table:table-cell table:style-name="ce6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Helikopter Utleie</text:p>
          </table:table-cell>
          <table:table-cell office:value-type="string" calcext:value-type="string">
            <text:p>Stryn helikopterplass, Langese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Røst_Airport" xlink:type="simple">Røst Heliport</text:a>†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00-00-00</text:date>, <text:time style:data-style-name="N2" text:time-value="16:05:37.268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3T16:26:55.727000000</dc:date>
    <meta:editing-duration>PT1H59M37S</meta:editing-duration>
    <meta:editing-cycles>34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